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/>
    </style:style>
    <style:style style:name="P2" style:parent-style-name="Normal" style:family="paragraph">
      <style:paragraph-properties fo:margin-bottom="0.1388in" fo:line-height="115%"/>
    </style:style>
    <style:style style:name="T3" style:parent-style-name="Fuentedepárrafopredeter." style:family="text">
      <style:text-properties style:font-name-asian="Calibri" style:font-name-complex="Calibri"/>
    </style:style>
    <style:style style:name="T4" style:parent-style-name="Fuentedepárrafopredeter.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T7" style:parent-style-name="Fuentedepárrafopredeter." style:family="text">
      <style:text-properties style:font-name-asian="Calibri" style:font-name-complex="Calibri"/>
    </style:style>
    <style:style style:name="P8" style:parent-style-name="Normal" style:family="paragraph">
      <style:paragraph-properties fo:margin-bottom="0.1388in"/>
    </style:style>
    <style:style style:name="T9" style:parent-style-name="Fuentedepárrafopredeter.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 fo:line-height="115%"/>
    </style:style>
    <style:style style:name="P12" style:parent-style-name="Normal" style:family="paragraph">
      <style:paragraph-properties fo:margin-bottom="0.1388in" fo:line-height="115%"/>
    </style:style>
    <style:style style:name="P13" style:parent-style-name="Normal" style:family="paragraph">
      <style:paragraph-properties fo:margin-bottom="0.1388in" fo:line-height="115%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name="P17" style:parent-style-name="Normal" style:family="paragraph">
      <style:paragraph-properties fo:margin-bottom="0.1388in" fo:line-height="115%"/>
    </style:style>
    <style:style style:name="P18" style:parent-style-name="Normal" style:family="paragraph">
      <style:paragraph-properties fo:margin-bottom="0.1388in" fo:line-height="115%"/>
    </style:style>
    <style:style style:name="P19" style:parent-style-name="Normal" style:family="paragraph">
      <style:paragraph-properties fo:margin-bottom="0.1388in" fo:line-height="115%"/>
    </style:style>
    <style:style style:name="P20" style:parent-style-name="Párrafodelista" style:list-style-name="LFO1" style:family="paragraph">
      <style:paragraph-properties fo:margin-bottom="0.1388in" fo:line-height="115%"/>
    </style:style>
    <style:style style:name="P21" style:parent-style-name="Párrafodelista" style:list-style-name="LFO1" style:family="paragraph">
      <style:paragraph-properties fo:margin-bottom="0.1388in" fo:line-height="115%"/>
    </style:style>
    <style:style style:name="P22" style:parent-style-name="Párrafodelista" style:list-style-name="LFO1" style:family="paragraph">
      <style:paragraph-properties fo:margin-bottom="0.1388in" fo:line-height="115%"/>
    </style:style>
    <style:style style:name="P23" style:parent-style-name="Normal" style:family="paragraph">
      <style:paragraph-properties fo:margin-bottom="0.1388in" fo:line-height="115%"/>
    </style:style>
    <style:style style:name="P24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jemplos de<text:s/>IA<text:s/>en Ecuador(FALTA)</text:p>
      <text:p text:style-name="P2"><text:span text:style-name="T3">DEBER PENDIENTE</text:span><text:span text:style-name="T4"><text:s/>(FALTA)</text:span></text:p>
      <text:p text:style-name="P5"><draw:frame draw:z-index="251658240" draw:id="id0" draw:style-name="a0" draw:name="Picture 1" text:anchor-type="as-char" svg:x="0in" svg:y="0in" svg:width="6in" svg:height="1.29167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"><text:span text:style-name="T7">OTRO DEBER</text:span></text:p>
      <text:p text:style-name="P8"><text:span text:style-name="T9">INSTALAR NEOJ4 COMMUNITY SERVER y avaeriguar las diferencias que hay entre la enterprise y community</text:span></text:p>
      <text:p text:style-name="P10"/>
      <text:p text:style-name="P11">Otro deber<text:s/></text:p>
      <text:p text:style-name="P12">¿Caso de éxito de neo4j o base de datos<text:s/>orientadas a grafos con inteligencia artificial?<text:s/>¿Cuáles fueron los resultados, como está estructurado?(FALTA)</text:p>
      <text:p text:style-name="P13"/>
      <text:p text:style-name="P14"/>
      <text:p text:style-name="P15">Otro deber</text:p>
      <text:p text:style-name="P16">COMO PODER migrar desde una base de datos transaccional a<text:s/>BDOG (DE POSTGRES A neo4J)</text:p>
      <text:p text:style-name="P17"/>
      <text:p text:style-name="P18"/>
      <text:p text:style-name="P19">-------de clases</text:p>
      <text:list text:style-name="LFO1" text:continue-numbering="true">
        <text:list-item>
          <text:p text:style-name="P20">create<text:s/>(gabrielnodo:persona {nombre:'Gabriel', anio_nac:1997}), (marianodo:persona {nombre:'Mariajuana', anio_nac:1996}), (alexnodo:persona {nombre:'Alex', anio_nac:1995})</text:p>
        </text:list-item>
        <text:list-item>
          <text:p text:style-name="P21">create (gabrielnodo)-[AMIGO_DE {anio_desde:2000}]-&gt;(marianodo),(marianodo)-[AMIGO_DE {anio_desde:2000}]-&gt;(alexnodo),(alexnodo)-[AMIGO_DE {anio_desde:2000}]-&gt;(marianodo),(marianodo)-[AMIGO_DE {anio_desde:2000}]-&gt;(gabrielnodo)</text:p>
        </text:list-item>
        <text:list-item>
          <text:p text:style-name="P22"><draw:frame draw:style-name="a1" draw:name="Imagen 1" text:anchor-type="as-char" svg:x="0in" svg:y="0in" svg:width="4.31704in" svg:height="0.50004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P23">Otro deber</text:p>
      <text:p text:style-name="P24">Path find algorithms-bread (leer y aplicarlo con lo visto en clase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s" style:country-asian="EC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Leonardo Chuchuca Arevalo</dc:creator>
    <meta:creation-date>2020-11-10T22:17:00Z</meta:creation-date>
    <dc:date>2020-12-07T03:57:00Z</dc:date>
    <meta:template xlink:href="Normal" xlink:type="simple"/>
    <meta:editing-cycles>8</meta:editing-cycles>
    <meta:editing-duration>PT17160S</meta:editing-duration>
    <meta:document-statistic meta:page-count="1" meta:paragraph-count="1" meta:word-count="146" meta:character-count="950" meta:row-count="6" meta:non-whitespace-character-count="805"/>
  </office:meta>
</office:document-meta>
</file>